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53.25pt" style:use-optimal-column-width="false"/>
    </style:style>
    <style:style style:name="ACOL-7" style:family="table-column">
      <style:table-column-properties style:column-width="189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249pt" style:use-optimal-column-width="true"/>
    </style:style>
    <style:style style:name="ACOL-10" style:family="table-column"/>
    <style:style style:name="ACOL-11" style:family="table-column">
      <style:table-column-properties style:column-width="104.25pt" style:use-optimal-column-width="false"/>
    </style:style>
    <style:style style:name="ACOL-12" style:family="table-column">
      <style:table-column-properties style:column-width="78pt" style:use-optimal-column-width="false"/>
    </style:style>
    <style:style style:name="ACOL-13" style:family="table-column">
      <style:table-column-properties style:column-width="48.75pt" style:use-optimal-column-width="true"/>
    </style:style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0" table:number-columns-repeated="224"/>
        <table:table-column table:style-name="ACOL-0" table:number-columns-repeated="12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entral_Jav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H1-2</text:p>
          </table:table-cell>
          <table:table-cell table:style-name="ACE-2" office:value-type="float" office:value="-6.6399999999999997">
            <text:p>−6.64</text:p>
          </table:table-cell>
          <table:table-cell table:style-name="ACE-2" office:value-type="float" office:value="110.64">
            <text:p>110.64</text:p>
          </table:table-cell>
          <table:table-cell table:style-name="ACE-0" office:value-type="float" office:value="5400">
            <text:p>54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ossile Coral Microatolls - Porites lob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4239999999999999">
            <text:p>1.424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string">
            <text:p>Azmy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entral_Jav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H1-5</text:p>
          </table:table-cell>
          <table:table-cell table:style-name="ACE-2" office:value-type="float" office:value="-6.6399999999999997">
            <text:p>−6.64</text:p>
          </table:table-cell>
          <table:table-cell table:style-name="ACE-2" office:value-type="float" office:value="110.64">
            <text:p>110.64</text:p>
          </table:table-cell>
          <table:table-cell table:style-name="ACE-0" office:value-type="float" office:value="5720">
            <text:p>57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ossile Coral Microatolls - Porites lob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6240000000000001">
            <text:p>1.624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string">
            <text:p>Azmy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entral_Jav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H1-6</text:p>
          </table:table-cell>
          <table:table-cell table:style-name="ACE-2" office:value-type="float" office:value="-6.6399999999999997">
            <text:p>−6.64</text:p>
          </table:table-cell>
          <table:table-cell table:style-name="ACE-2" office:value-type="float" office:value="110.64">
            <text:p>110.64</text:p>
          </table:table-cell>
          <table:table-cell table:style-name="ACE-0" office:value-type="float" office:value="6280">
            <text:p>62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ossile Coral Microatolls - Porites lob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524">
            <text:p>1.524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string">
            <text:p>Azmy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entral_Jav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H2-1</text:p>
          </table:table-cell>
          <table:table-cell table:style-name="ACE-2" office:value-type="float" office:value="-6.6399999999999997">
            <text:p>−6.64</text:p>
          </table:table-cell>
          <table:table-cell table:style-name="ACE-2" office:value-type="float" office:value="110.64">
            <text:p>110.64</text:p>
          </table:table-cell>
          <table:table-cell table:style-name="ACE-0" office:value-type="float" office:value="6120">
            <text:p>61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ossile Coral Microatolls - Porites lob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724">
            <text:p>1.724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string">
            <text:p>Azmy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entral_Jav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H2-6</text:p>
          </table:table-cell>
          <table:table-cell table:style-name="ACE-2" office:value-type="float" office:value="-6.6399999999999997">
            <text:p>−6.64</text:p>
          </table:table-cell>
          <table:table-cell table:style-name="ACE-2" office:value-type="float" office:value="110.64">
            <text:p>110.64</text:p>
          </table:table-cell>
          <table:table-cell table:style-name="ACE-0" office:value-type="float" office:value="5470">
            <text:p>54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ossile Coral Microatolls - Porites lob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8240000000000001">
            <text:p>1.824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string">
            <text:p>Azmy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entral_Jav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H2-7</text:p>
          </table:table-cell>
          <table:table-cell table:style-name="ACE-2" office:value-type="float" office:value="-6.6399999999999997">
            <text:p>−6.64</text:p>
          </table:table-cell>
          <table:table-cell table:style-name="ACE-2" office:value-type="float" office:value="110.64">
            <text:p>110.64</text:p>
          </table:table-cell>
          <table:table-cell table:style-name="ACE-0" office:value-type="float" office:value="6010">
            <text:p>60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ossile Coral Microatolls - Porites lob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8240000000000001">
            <text:p>1.824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string">
            <text:p>AzmyEtal2010</text:p>
          </table:table-cell>
          <table:table-cell table:number-columns-repeated="240" table:style-name="ACE-0"/>
        </table:table-row>
        <table:table-row table:style-name="AROW-0" table:number-rows-repeated="12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7">
          <table:table-cell table:number-columns-repeated="256" table:style-name="ACE-0"/>
        </table:table-row>
        <table:table-row table:style-name="AROW-0" table:number-rows-repeated="7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2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9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65384">
          <table:table-cell table:number-columns-repeated="256"/>
        </table:table-row>
        <table:table-row table:style-name="AROW-0" table:number-rows-repeated="25">
          <table:table-cell table:number-columns-repeated="25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15" gnm:cursor-row="1">
          <gnm:selection gnm:start-col="15" gnm:start-row="1" gnm:end-col="15" gnm:end-row="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8-06T12:34:59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